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eb81d" officeooo:paragraph-rsid="004eb81d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8db3f" officeooo:paragraph-rsid="0070413b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a0906" officeooo:paragraph-rsid="0070413b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5edd6" officeooo:paragraph-rsid="0070413b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bold" officeooo:rsid="0068db3f" officeooo:paragraph-rsid="0070413b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weight="bold" officeooo:rsid="006a0906" officeooo:paragraph-rsid="0070413b" style:font-name-asian="DejaVu Sans Condensed1" style:font-weight-asian="bold" style:font-name-complex="DejaVu Sans Condensed1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paragraph-rsid="0070413b" style:font-weight-asian="bold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8db3f" officeooo:paragraph-rsid="0070413b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8db3f" officeooo:paragraph-rsid="0070413b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8db3f" officeooo:paragraph-rsid="0070413b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a0906" officeooo:paragraph-rsid="0070413b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a0906" officeooo:paragraph-rsid="0070413b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bold" officeooo:rsid="006a0906" officeooo:paragraph-rsid="0070413b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bold" officeooo:rsid="006a0906" officeooo:paragraph-rsid="0070413b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Standard" style:list-style-name="L2">
      <style:paragraph-properties fo:text-align="start" style:justify-single-word="false"/>
      <style:text-properties officeooo:paragraph-rsid="0070413b"/>
    </style:style>
    <style:style style:name="P16" style:family="paragraph" style:parent-style-name="Standard" style:list-style-name="L3">
      <style:paragraph-properties fo:text-align="start" style:justify-single-word="false"/>
      <style:text-properties officeooo:paragraph-rsid="0070413b"/>
    </style:style>
    <style:style style:name="P17" style:family="paragraph" style:parent-style-name="Standard" style:list-style-name="L3">
      <style:paragraph-properties fo:text-align="start" style:justify-single-word="false"/>
      <style:text-properties officeooo:paragraph-rsid="0072b2ec"/>
    </style:style>
    <style:style style:name="P18" style:family="paragraph" style:parent-style-name="Standard">
      <style:paragraph-properties fo:text-align="start" style:justify-single-word="false"/>
      <style:text-properties officeooo:paragraph-rsid="0019eb2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2b2ec" style:font-weight-asian="bold" style:font-weight-complex="bold"/>
    </style:style>
    <style:style style:name="T3" style:family="text">
      <style:text-properties style:text-line-through-style="none" style:text-line-through-type="none" style:font-name="DejaVu Sans Condensed" fo:font-size="12pt" fo:font-style="normal" fo:font-weight="normal" officeooo:rsid="006a0906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text-line-through-style="none" style:text-line-through-type="none" style:font-name="DejaVu Sans Condensed" fo:font-size="12pt" fo:font-style="normal" fo:font-weight="normal" officeooo:rsid="0068db3f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text-line-through-style="none" style:text-line-through-type="none" style:font-name="DejaVu Sans Condensed" fo:font-size="12pt" fo:font-style="normal" fo:font-weight="normal" officeooo:rsid="006badf6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text-line-through-style="none" style:text-line-through-type="none" style:font-name="DejaVu Sans Condensed" fo:font-size="12pt" fo:font-style="normal" fo:font-weight="normal" officeooo:rsid="006cb595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text-line-through-style="none" style:text-line-through-type="none" style:font-name="DejaVu Sans Condensed" fo:font-size="12pt" fo:font-style="normal" fo:font-weight="normal" officeooo:rsid="0072b2ec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text-line-through-style="none" style:text-line-through-type="none" style:font-name="DejaVu Sans Condensed" fo:font-size="12pt" fo:font-style="normal" officeooo:rsid="006a0906" style:font-size-asian="12pt" style:font-style-asian="normal" style:font-size-complex="12pt" style:font-style-complex="normal"/>
    </style:style>
    <style:style style:name="T9" style:family="text">
      <style:text-properties style:text-line-through-style="none" style:text-line-through-type="none" style:font-name="DejaVu Sans Condensed" fo:font-size="12pt" fo:font-style="normal" officeooo:rsid="0068db3f" style:font-size-asian="12pt" style:font-style-asian="normal" style:font-size-complex="12pt" style:font-style-complex="normal"/>
    </style:style>
    <style:style style:name="T10" style:family="text">
      <style:text-properties style:text-line-through-style="none" style:text-line-through-type="none" style:font-name="DejaVu Sans Condensed" fo:font-size="12pt" fo:font-style="normal" fo:font-weight="bold" officeooo:rsid="006a0906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style:text-line-through-style="none" style:text-line-through-type="none" style:font-name="DejaVu Sans Condensed" fo:font-size="12pt" fo:font-style="normal" fo:font-weight="bold" officeooo:rsid="006badf6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style:text-line-through-style="none" style:text-line-through-type="none" style:font-name="DejaVu Sans Condensed" fo:font-size="12pt" fo:font-style="normal" fo:font-weight="bold" officeooo:rsid="006cb595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style:text-line-through-style="none" style:text-line-through-type="none" style:font-name="DejaVu Sans Condensed" fo:font-size="12pt" fo:font-style="normal" fo:font-weight="bold" officeooo:rsid="006f8acc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style:text-line-through-style="none" style:text-line-through-type="none" style:font-name="DejaVu Sans Condensed" fo:font-size="12pt" fo:font-style="normal" fo:font-weight="bold" officeooo:rsid="0068db3f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style:text-line-through-style="none" style:text-line-through-type="none" style:font-name="DejaVu Sans Condensed" fo:font-size="12pt" fo:font-style="normal" fo:font-weight="bold" officeooo:rsid="0072b2ec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style:text-line-through-style="none" style:text-line-through-type="none" style:font-name="DejaVu Sans Condensed" fo:font-size="12pt" fo:font-weight="bold" officeooo:rsid="001f4767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style:font-name="DejaVu Sans Condensed" fo:font-size="12pt" fo:font-weight="bold" officeooo:rsid="001e415e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style:font-name="DejaVu Sans Condensed" fo:font-size="12pt" fo:font-weight="bold" officeooo:rsid="002d3ec7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style:font-name="DejaVu Sans Condensed" fo:font-size="12pt" fo:font-weight="bold" officeooo:rsid="0070413b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style:font-name="DejaVu Sans Condensed" fo:font-size="12pt" fo:font-weight="bold" officeooo:rsid="0071a594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style:font-name="DejaVu Sans Condensed" fo:font-size="12pt" fo:font-weight="bold" officeooo:rsid="0073d3f4" style:font-size-asian="12pt" style:font-weight-asian="bold" style:font-size-complex="12pt" style:font-weight-complex="bold"/>
    </style:style>
    <style:style style:name="T23" style:family="text">
      <style:text-properties officeooo:rsid="006badf6"/>
    </style:style>
    <style:style style:name="T24" style:family="text">
      <style:text-properties officeooo:rsid="0072b2e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21">4</text:span><text:span text:style-name="T22">0</text:span><text:span text:style-name="T21">3</text:span><text:span text:style-name="T16"> - </text:span><text:span text:style-name="T17">A/</text:span><text:span text:style-name="T18">A</text:span><text:span text:style-name="T19"> - </text:span><text:span text:style-name="T21">M</text:span><text:span text:style-name="T20">issiles</text:span></text:p>
      <text:p text:style-name="P1"/>
      <text:p text:style-name="P6">All</text:p>
      <text:list xml:id="list2103434505" text:style-name="L1">
        <text:list-item>
          <text:p text:style-name="P8"><text:span text:style-name="T1">Weapon system switches</text:span> ... <text:span text:style-name="T1">ON</text:span></text:p>
        </text:list-item>
        <text:list-item>
          <text:p text:style-name="P8"><text:span text:style-name="T1">Air/Ground switch</text:span> ... <text:span text:style-name="T1">AIR</text:span></text:p>
        </text:list-item>
        <text:list-item>
          <text:p text:style-name="P8"><text:span text:style-name="T1">Gunsight pipper</text:span> and <text:span text:style-name="T1">fixed net</text:span> ... <text:span text:style-name="T1">ON</text:span></text:p>
        </text:list-item>
        <text:list-item>
          <text:p text:style-name="P8">Press one of the <text:span text:style-name="T1">gun arming pyrotechnic charge buttons</text:span>. <text:s/>Gun arming light should be lit.</text:p>
        </text:list-item>
      </text:list>
      <text:p text:style-name="P1"/>
      <text:p text:style-name="P4">Pylons are numbered <text:span text:style-name="T1">3-1-2-4</text:span> <text:span text:style-name="T23">left to right </text:span>from pilot's perspective.</text:p>
      <text:p text:style-name="P2"/>
      <text:p text:style-name="P5">IR Missiles - WIP (needs verification)</text:p>
      <text:list xml:id="list3106556802" text:style-name="L2">
        <text:list-item>
          <text:p text:style-name="P9"><text:span text:style-name="T1">Air/Ground switch</text:span> ... <text:span text:style-name="T1">AIR</text:span></text:p>
        </text:list-item>
        <text:list-item>
          <text:p text:style-name="P9"><text:span text:style-name="T1">Missile Mode switch</text:span> ... <text:span text:style-name="T1">IR</text:span> <text:span text:style-name="T24">(</text:span><text:span text:style-name="T2">Gray Reset Hat forward</text:span><text:span text:style-name="T24">)</text:span></text:p>
        </text:list-item>
        <text:list-item>
          <text:p text:style-name="P11"><text:span text:style-name="T1">Pylon knob</text:span> ... <text:span text:style-name="T1">1, 2, 3, 4</text:span> for single missiles, <text:span text:style-name="T1">1-2</text:span> or <text:span text:style-name="T1">3-4</text:span> to fire a pair in quick succession</text:p>
        </text:list-item>
        <text:list-item>
          <text:p text:style-name="P11">Gunsight switches:</text:p>
          <text:list>
            <text:list-item>
              <text:p text:style-name="P13">LNC</text:p>
            </text:list-item>
            <text:list-item>
              <text:p text:style-name="P13">S</text:p>
            </text:list-item>
            <text:list-item>
              <text:p text:style-name="P13">AUT</text:p>
            </text:list-item>
            <text:list-item>
              <text:p text:style-name="P15"><text:span text:style-name="T10">ASP mode switch</text:span><text:span text:style-name="T3"> ... </text:span><text:span text:style-name="T11">MSL</text:span><text:span text:style-name="T5"> </text:span><text:span text:style-name="T6">if using realistic pipper, </text:span><text:span text:style-name="T12">GYRO</text:span><text:span text:style-name="T6"> otherwise</text:span></text:p>
            </text:list-item>
          </text:list>
        </text:list-item>
        <text:list-item>
          <text:p text:style-name="P11">Get tone.</text:p>
        </text:list-item>
        <text:list-item>
          <text:p text:style-name="P15"><text:span text:style-name="T3">Fire with </text:span><text:span text:style-name="T13">red button</text:span><text:span text:style-name="T3"> (press and hold, </text:span><text:span text:style-name="T7">takes a couple seconds to fire</text:span><text:span text:style-name="T3">).</text:span></text:p>
        </text:list-item>
      </text:list>
      <text:p text:style-name="P3"/>
      <text:p text:style-name="P7"><text:span text:style-name="T8">SARH</text:span><text:span text:style-name="T9"> Missiles - WIP (needs verification)</text:span></text:p>
      <text:list xml:id="list1274355861" text:style-name="L3">
        <text:list-item>
          <text:p text:style-name="P10"><text:span text:style-name="T1">Air/Ground switch</text:span> ... <text:span text:style-name="T1">AIR</text:span></text:p>
        </text:list-item>
        <text:list-item>
          <text:p text:style-name="P16"><text:span text:style-name="T14">Missile Mode switch</text:span><text:span text:style-name="T4"> ... </text:span><text:span text:style-name="T10">SAR</text:span><text:span text:style-name="T3"> </text:span><text:span text:style-name="T7">(</text:span><text:span text:style-name="T15">Gray Reset Hat back</text:span><text:span text:style-name="T7">)</text:span></text:p>
        </text:list-item>
        <text:list-item>
          <text:p text:style-name="P12"><text:span text:style-name="T1">Pylon knob</text:span> ... <text:span text:style-name="T1">1, 2, 3, 4</text:span> for single missiles, <text:span text:style-name="T1">1-2</text:span> or <text:span text:style-name="T1">3-4</text:span> to fire a pair in quick succession</text:p>
        </text:list-item>
        <text:list-item>
          <text:p text:style-name="P12">Gunsight switches:</text:p>
          <text:list>
            <text:list-item>
              <text:p text:style-name="P14">LNC</text:p>
            </text:list-item>
            <text:list-item>
              <text:p text:style-name="P14">S</text:p>
            </text:list-item>
            <text:list-item>
              <text:p text:style-name="P14">AUT</text:p>
            </text:list-item>
            <text:list-item>
              <text:p text:style-name="P16"><text:span text:style-name="T10">ASP mode switch</text:span><text:span text:style-name="T3"> ... </text:span><text:span text:style-name="T11">MSL</text:span><text:span text:style-name="T5"> </text:span><text:span text:style-name="T6">if using realistic pipper, </text:span><text:span text:style-name="T12">GYRO</text:span><text:span text:style-name="T6"> otherwise</text:span></text:p>
            </text:list-item>
          </text:list>
        </text:list-item>
        <text:list-item>
          <text:p text:style-name="P12">Lock target on radar.</text:p>
        </text:list-item>
        <text:list-item>
          <text:p text:style-name="P17"><text:span text:style-name="T3">When in range, fire with </text:span><text:span text:style-name="T13">red button</text:span><text:span text:style-name="T3"> (press and hold, </text:span><text:span text:style-name="T7">takes a couple seconds to fire</text:span><text:span text:style-name="T3">)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2-02T07:17:32.466000000</dc:date>
    <meta:editing-duration>PT8H36M40S</meta:editing-duration>
    <meta:editing-cycles>70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29" meta:word-count="216" meta:character-count="1093" meta:non-whitespace-character-count="929"/>
  </office:meta>
</office:document-meta>
</file>